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34bf6" officeooo:paragraph-rsid="00134bf6"/>
    </style:style>
    <style:style style:name="P2" style:family="paragraph" style:parent-style-name="Standard">
      <style:text-properties officeooo:rsid="00134bf6" officeooo:paragraph-rsid="0013ed2b"/>
    </style:style>
    <style:style style:name="P3" style:family="paragraph" style:parent-style-name="Standard">
      <style:text-properties officeooo:rsid="0013f792" officeooo:paragraph-rsid="0013f792"/>
    </style:style>
    <style:style style:name="P4" style:family="paragraph" style:parent-style-name="Standard">
      <style:text-properties officeooo:rsid="0016a981" officeooo:paragraph-rsid="0016a981"/>
    </style:style>
    <style:style style:name="P5" style:family="paragraph" style:parent-style-name="Standard">
      <style:text-properties style:font-name="Source Code Pro" officeooo:rsid="0016a981" officeooo:paragraph-rsid="0016a981"/>
    </style:style>
    <style:style style:name="P6" style:family="paragraph" style:parent-style-name="Standard">
      <style:text-properties style:font-name="Source Code Pro" fo:font-size="11pt" officeooo:rsid="0016a981" officeooo:paragraph-rsid="00177fe2" style:font-size-asian="11pt" style:font-size-complex="11pt"/>
    </style:style>
    <style:style style:name="P7" style:family="paragraph" style:parent-style-name="Standard">
      <style:text-properties style:font-name="Liberation Serif" officeooo:rsid="0016a981" officeooo:paragraph-rsid="00177fe2"/>
    </style:style>
    <style:style style:name="P8" style:family="paragraph" style:parent-style-name="Standard">
      <style:text-properties style:font-name="Liberation Serif" officeooo:rsid="0017d996" officeooo:paragraph-rsid="0017d996"/>
    </style:style>
    <style:style style:name="P9" style:family="paragraph" style:parent-style-name="Table_20_Contents">
      <style:text-properties officeooo:rsid="0013f792" officeooo:paragraph-rsid="0013f792"/>
    </style:style>
    <style:style style:name="P10" style:family="paragraph" style:parent-style-name="Table_20_Contents">
      <style:text-properties fo:font-style="italic" fo:font-weight="bold" officeooo:rsid="0013f792" officeooo:paragraph-rsid="0013f792" style:font-style-asian="italic" style:font-weight-asian="bold" style:font-style-complex="italic" style:font-weight-complex="bold"/>
    </style:style>
    <style:style style:name="P11" style:family="paragraph" style:parent-style-name="Standard">
      <style:text-properties officeooo:rsid="0013ed2b" officeooo:paragraph-rsid="0013ed2b"/>
    </style:style>
    <style:style style:name="P12" style:family="paragraph" style:parent-style-name="Standard">
      <style:text-properties style:font-name="Liberation Serif" officeooo:rsid="001b105c" officeooo:paragraph-rsid="001b105c"/>
    </style:style>
    <style:style style:name="P13" style:family="paragraph" style:parent-style-name="Standard">
      <style:text-properties style:font-name="Liberation Serif" officeooo:rsid="001b105c" officeooo:paragraph-rsid="0017d996"/>
    </style:style>
    <style:style style:name="P14" style:family="paragraph" style:parent-style-name="Standard">
      <style:text-properties style:font-name="Liberation Serif" officeooo:rsid="0017d996" officeooo:paragraph-rsid="0017d996"/>
    </style:style>
    <style:style style:name="P15" style:family="paragraph" style:parent-style-name="Standard">
      <style:text-properties style:font-name="Liberation Mono" officeooo:rsid="0016a981" officeooo:paragraph-rsid="00177fe2"/>
    </style:style>
    <style:style style:name="P16" style:family="paragraph" style:parent-style-name="Standard">
      <style:text-properties style:font-name="Liberation Mono" fo:font-size="11pt" officeooo:rsid="001b105c" officeooo:paragraph-rsid="001b105c" style:font-size-asian="11pt" style:font-size-complex="11pt"/>
    </style:style>
    <style:style style:name="P17" style:family="paragraph" style:parent-style-name="Standard">
      <style:text-properties style:font-name="Liberation Mono" fo:font-size="11pt" officeooo:rsid="0016a981" officeooo:paragraph-rsid="00177fe2" style:font-size-asian="11pt" style:font-size-complex="11pt"/>
    </style:style>
    <style:style style:name="P18" style:family="paragraph" style:parent-style-name="Standard">
      <style:text-properties style:font-name="Liberation Mono" fo:font-size="11pt" officeooo:rsid="0016a981" officeooo:paragraph-rsid="0016a981" style:font-size-asian="11pt" style:font-size-complex="11pt"/>
    </style:style>
    <style:style style:name="P19" style:family="paragraph" style:parent-style-name="Standard">
      <style:text-properties style:font-name="Liberation Mono" fo:font-size="11pt" officeooo:rsid="00177fe2" officeooo:paragraph-rsid="00177fe2" style:font-size-asian="11pt" style:font-size-complex="11pt"/>
    </style:style>
    <style:style style:name="P20" style:family="paragraph" style:parent-style-name="Standard">
      <style:text-properties style:font-name="Liberation Mono" fo:font-size="11pt" officeooo:rsid="0017d996" officeooo:paragraph-rsid="0017d996" style:font-size-asian="11pt" style:font-size-complex="11pt"/>
    </style:style>
    <style:style style:name="P21" style:family="paragraph" style:parent-style-name="Standard">
      <style:text-properties style:font-name="Liberation Mono" fo:font-size="11pt" officeooo:rsid="001b4ed8" officeooo:paragraph-rsid="001b4ed8" style:font-size-asian="9.60000038146973pt" style:font-size-complex="11pt"/>
    </style:style>
    <style:style style:name="P22" style:family="paragraph" style:parent-style-name="Standard">
      <style:text-properties style:font-name="Liberation Mono" officeooo:rsid="00177fe2" officeooo:paragraph-rsid="00177fe2"/>
    </style:style>
    <style:style style:name="P23" style:family="paragraph" style:parent-style-name="Standard">
      <style:text-properties style:font-name="Liberation Mono" officeooo:rsid="0017d996" officeooo:paragraph-rsid="0017d996"/>
    </style:style>
    <style:style style:name="P24" style:family="paragraph" style:parent-style-name="Standard">
      <style:text-properties style:font-name="Liberation Serif" fo:font-size="12pt" officeooo:rsid="001b105c" officeooo:paragraph-rsid="001b105c" style:font-size-asian="12pt" style:font-size-complex="12pt"/>
    </style:style>
    <style:style style:name="P25" style:family="paragraph" style:parent-style-name="Standard">
      <style:text-properties style:font-name="Liberation Serif" fo:font-size="12pt" officeooo:rsid="001b105c" officeooo:paragraph-rsid="001b105c" style:font-size-asian="10.5pt" style:font-size-complex="12pt"/>
    </style:style>
    <style:style style:name="P26" style:family="paragraph" style:parent-style-name="Standard">
      <style:text-properties style:font-name="Liberation Serif" fo:font-size="12pt" officeooo:rsid="001b105c" officeooo:paragraph-rsid="001b4ed8" style:font-size-asian="10.5pt" style:font-size-complex="12pt"/>
    </style:style>
    <style:style style:name="P27" style:family="paragraph" style:parent-style-name="Standard">
      <style:paragraph-properties fo:text-align="center" style:justify-single-word="false"/>
      <style:text-properties officeooo:rsid="001b4ed8" officeooo:paragraph-rsid="001b4ed8"/>
    </style:style>
    <style:style style:name="P28" style:family="paragraph" style:parent-style-name="Standard">
      <style:paragraph-properties fo:text-align="center" style:justify-single-word="false"/>
      <style:text-properties officeooo:rsid="001b4ed8" officeooo:paragraph-rsid="001c4be3"/>
    </style:style>
    <style:style style:name="P29" style:family="paragraph" style:parent-style-name="Standard">
      <style:text-properties officeooo:rsid="00134bf6" officeooo:paragraph-rsid="00134bf6"/>
    </style:style>
    <style:style style:name="P30" style:family="paragraph" style:parent-style-name="Standard">
      <style:paragraph-properties fo:text-align="center" style:justify-single-word="false"/>
      <style:text-properties officeooo:rsid="001c4be3" officeooo:paragraph-rsid="001c4be3"/>
    </style:style>
    <style:style style:name="P31" style:family="paragraph" style:parent-style-name="Standard">
      <style:paragraph-properties fo:break-before="page"/>
      <style:text-properties officeooo:rsid="00134bf6" officeooo:paragraph-rsid="00134bf6"/>
    </style:style>
    <style:style style:name="T1" style:family="text">
      <style:text-properties officeooo:rsid="0013ed2b"/>
    </style:style>
    <style:style style:name="T2" style:family="text">
      <style:text-properties officeooo:rsid="0014e1ab"/>
    </style:style>
    <style:style style:name="T3" style:family="text">
      <style:text-properties officeooo:rsid="00177fe2"/>
    </style:style>
    <style:style style:name="T4" style:family="text">
      <style:text-properties fo:font-style="italic" style:font-style-asian="italic" style:font-style-complex="italic"/>
    </style:style>
    <style:style style:name="T5" style:family="text">
      <style:text-properties officeooo:rsid="001b105c"/>
    </style:style>
    <style:style style:name="T6" style:family="text">
      <style:text-properties fo:font-size="11pt" style:font-size-asian="11pt" style:font-size-complex="11pt"/>
    </style:style>
    <style:style style:name="T7" style:family="text">
      <style:text-properties officeooo:rsid="001b4e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7"/>
      <text:p text:style-name="P27"/>
      <text:p text:style-name="P27"/>
      <text:p text:style-name="P27"/>
      <text:p text:style-name="P27"/>
      <text:p text:style-name="P27"/>
      <text:p text:style-name="P27"/>
      <text:p text:style-name="P27"/>
      <text:p text:style-name="P27"/>
      <text:p text:style-name="P27"/>
      <text:p text:style-name="P27">John Goettsche</text:p>
      <text:p text:style-name="P27"/>
      <text:p text:style-name="P27"/>
      <text:p text:style-name="P27">Thesis Project</text:p>
      <text:p text:style-name="P27"/>
      <text:p text:style-name="P30">Progress Report</text:p>
      <text:p text:style-name="P28"/>
      <text:p text:style-name="P28">Fall 2014.</text:p>
      <text:p text:style-name="P1"/>
      <text:p text:style-name="P31">Sudarshan Gaikaiwari implemented a SNOBOL4 style pattern matching system for the Unicon Language. <text:s/>It has been my task to better integrate this system in to Unicon language. <text:s/>To accomplish this goal it was decided to make it possible to execute a pattern match from Unicon's string scanning environment, execute string scanning functions from the pattern matching environment, edit the sybolic representation of the pattern functions and operators to match the appearance and feal of Unicon function and operator calls.</text:p>
      <text:p text:style-name="P1"/>
      <text:p text:style-name="P1">Last summer I was able to get the SNOBOL4 style pattern matching system to be called in Unicon's string scanning environment. <text:s/>This was accomplished by amending the existing string scanning tabmat function to perform an anchored pattern match when it is applied to a pattern. <text:s/><text:span text:style-name="T1">I also made some edits to the symbolic representation of the pattern function calls.</text:span></text:p>
      <text:p text:style-name="P1"/>
      <text:p text:style-name="P2">This fall I <text:span text:style-name="T1">expanded on these</text:span> by <text:span text:style-name="T1">further </text:span>editing the symbolic representation of <text:span text:style-name="T1">the pattern functions in </text:span>Sudarshan Gaikaiwari's implementation of the SNOBOL4 style pattern matching system, <text:span text:style-name="T1">revised the pattern matching system to use Unicon's indexing system for cursor positioning in a string, revised the pattern matching concatenation operator to be consistent with Unicon's concatenation operators, and have been working to make it possible use string scanning function calls from the pattern matching environment.</text:span></text:p>
      <text:p text:style-name="P2"/>
      <text:p text:style-name="P11">The pattern function call were changed as follows: </text:p>
      <text:p text:style-name="P2"/>
      <table:table table:name="Table1" table:style-name="Table1">
        <table:table-column table:style-name="Table1.A" table:number-columns-repeated="3"/>
        <table:table-row>
          <table:table-cell table:style-name="Table1.A1" office:value-type="string">
            <text:p text:style-name="P10">SNOBOL4 </text:p>
          </table:table-cell>
          <table:table-cell table:style-name="Table1.A1" office:value-type="string">
            <text:p text:style-name="P10">Gaikaiwari</text:p>
          </table:table-cell>
          <table:table-cell table:style-name="Table1.C1" office:value-type="string">
            <text:p text:style-name="P10">Result</text:p>
          </table:table-cell>
        </table:table-row>
        <table:table-row>
          <table:table-cell table:style-name="Table1.A2" office:value-type="string">
            <text:p text:style-name="P9">LEN(n)</text:p>
          </table:table-cell>
          <table:table-cell table:style-name="Table1.A2" office:value-type="string">
            <text:p text:style-name="P9">PLen(n)</text:p>
          </table:table-cell>
          <table:table-cell table:style-name="Table1.C2" office:value-type="string">
            <text:p text:style-name="P9">Len(n)</text:p>
          </table:table-cell>
        </table:table-row>
        <table:table-row>
          <table:table-cell table:style-name="Table1.A2" office:value-type="string">
            <text:p text:style-name="P9">SPAN(c)</text:p>
          </table:table-cell>
          <table:table-cell table:style-name="Table1.A2" office:value-type="string">
            <text:p text:style-name="P9">PSpan(c)</text:p>
          </table:table-cell>
          <table:table-cell table:style-name="Table1.C2" office:value-type="string">
            <text:p text:style-name="P9">Span(c)</text:p>
          </table:table-cell>
        </table:table-row>
        <table:table-row>
          <table:table-cell table:style-name="Table1.A2" office:value-type="string">
            <text:p text:style-name="P9">BREAK(c)</text:p>
          </table:table-cell>
          <table:table-cell table:style-name="Table1.A2" office:value-type="string">
            <text:p text:style-name="P9">PBreak(c)</text:p>
          </table:table-cell>
          <table:table-cell table:style-name="Table1.C2" office:value-type="string">
            <text:p text:style-name="P9">Break(c)</text:p>
          </table:table-cell>
        </table:table-row>
        <table:table-row>
          <table:table-cell table:style-name="Table1.A2" office:value-type="string">
            <text:p text:style-name="P9">ANY(c)</text:p>
          </table:table-cell>
          <table:table-cell table:style-name="Table1.A2" office:value-type="string">
            <text:p text:style-name="P9">PAny(c)</text:p>
          </table:table-cell>
          <table:table-cell table:style-name="Table1.C2" office:value-type="string">
            <text:p text:style-name="P9">Any(c)</text:p>
          </table:table-cell>
        </table:table-row>
        <table:table-row>
          <table:table-cell table:style-name="Table1.A2" office:value-type="string">
            <text:p text:style-name="P9">NOTANY(c)</text:p>
          </table:table-cell>
          <table:table-cell table:style-name="Table1.A2" office:value-type="string">
            <text:p text:style-name="P9">PNotAny(c)</text:p>
          </table:table-cell>
          <table:table-cell table:style-name="Table1.C2" office:value-type="string">
            <text:p text:style-name="P9">Any(~c)</text:p>
          </table:table-cell>
        </table:table-row>
        <table:table-row>
          <table:table-cell table:style-name="Table1.A2" office:value-type="string">
            <text:p text:style-name="P9">TAB(n)</text:p>
          </table:table-cell>
          <table:table-cell table:style-name="Table1.A2" office:value-type="string">
            <text:p text:style-name="P9">PTab(n)</text:p>
          </table:table-cell>
          <table:table-cell table:style-name="Table1.C2" office:value-type="string">
            <text:p text:style-name="P9">Tab(n)</text:p>
          </table:table-cell>
        </table:table-row>
        <table:table-row>
          <table:table-cell table:style-name="Table1.A2" office:value-type="string">
            <text:p text:style-name="P9">RTAB(n)</text:p>
          </table:table-cell>
          <table:table-cell table:style-name="Table1.A2" office:value-type="string">
            <text:p text:style-name="P9">PRtab(n)</text:p>
          </table:table-cell>
          <table:table-cell table:style-name="Table1.C2" office:value-type="string">
            <text:p text:style-name="P9">Tab(-n)</text:p>
          </table:table-cell>
        </table:table-row>
        <table:table-row>
          <table:table-cell table:style-name="Table1.A2" office:value-type="string">
            <text:p text:style-name="P9">REM</text:p>
          </table:table-cell>
          <table:table-cell table:style-name="Table1.A2" office:value-type="string">
            <text:p text:style-name="P9">PRest()</text:p>
          </table:table-cell>
          <table:table-cell table:style-name="Table1.C2" office:value-type="string">
            <text:p text:style-name="P9">Rem()</text:p>
          </table:table-cell>
        </table:table-row>
        <table:table-row>
          <table:table-cell table:style-name="Table1.A2" office:value-type="string">
            <text:p text:style-name="P9">POS(n)</text:p>
          </table:table-cell>
          <table:table-cell table:style-name="Table1.A2" office:value-type="string">
            <text:p text:style-name="P9">PPos(n)</text:p>
          </table:table-cell>
          <table:table-cell table:style-name="Table1.C2" office:value-type="string">
            <text:p text:style-name="P9">Pos(n)</text:p>
          </table:table-cell>
        </table:table-row>
        <table:table-row>
          <table:table-cell table:style-name="Table1.A2" office:value-type="string">
            <text:p text:style-name="P9">RPOS(n)</text:p>
          </table:table-cell>
          <table:table-cell table:style-name="Table1.A2" office:value-type="string">
            <text:p text:style-name="P9">PRpos(n)</text:p>
          </table:table-cell>
          <table:table-cell table:style-name="Table1.C2" office:value-type="string">
            <text:p text:style-name="P9">Pos(-n)</text:p>
          </table:table-cell>
        </table:table-row>
        <table:table-row>
          <table:table-cell table:style-name="Table1.A2" office:value-type="string">
            <text:p text:style-name="P9">FAIL</text:p>
          </table:table-cell>
          <table:table-cell table:style-name="Table1.A2" office:value-type="string">
            <text:p text:style-name="P9">PFail()</text:p>
          </table:table-cell>
          <table:table-cell table:style-name="Table1.C2" office:value-type="string">
            <text:p text:style-name="P9">Back()</text:p>
          </table:table-cell>
        </table:table-row>
        <table:table-row>
          <table:table-cell table:style-name="Table1.A2" office:value-type="string">
            <text:p text:style-name="P9">FENCE</text:p>
          </table:table-cell>
          <table:table-cell table:style-name="Table1.A2" office:value-type="string">
            <text:p text:style-name="P9">PFence()</text:p>
          </table:table-cell>
          <table:table-cell table:style-name="Table1.C2" office:value-type="string">
            <text:p text:style-name="P9">Fence()</text:p>
          </table:table-cell>
        </table:table-row>
        <table:table-row>
          <table:table-cell table:style-name="Table1.A2" office:value-type="string">
            <text:p text:style-name="P9">ABORT</text:p>
          </table:table-cell>
          <table:table-cell table:style-name="Table1.A2" office:value-type="string">
            <text:p text:style-name="P9">PAbort()</text:p>
          </table:table-cell>
          <table:table-cell table:style-name="Table1.C2" office:value-type="string">
            <text:p text:style-name="P9">Cancel()</text:p>
          </table:table-cell>
        </table:table-row>
        <table:table-row>
          <table:table-cell table:style-name="Table1.A2" office:value-type="string">
            <text:p text:style-name="P9">ARB</text:p>
          </table:table-cell>
          <table:table-cell table:style-name="Table1.A2" office:value-type="string">
            <text:p text:style-name="P9">PArb()</text:p>
          </table:table-cell>
          <table:table-cell table:style-name="Table1.C2" office:value-type="string">
            <text:p text:style-name="P9">Arb()</text:p>
          </table:table-cell>
        </table:table-row>
        <table:table-row>
          <table:table-cell table:style-name="Table1.A2" office:value-type="string">
            <text:p text:style-name="P9">ARBNO(p)</text:p>
          </table:table-cell>
          <table:table-cell table:style-name="Table1.A2" office:value-type="string">
            <text:p text:style-name="P9">PArbno(p)</text:p>
          </table:table-cell>
          <table:table-cell table:style-name="Table1.C2" office:value-type="string">
            <text:p text:style-name="P9">Arbno(p)</text:p>
          </table:table-cell>
        </table:table-row>
        <table:table-row>
          <table:table-cell table:style-name="Table1.A2" office:value-type="string">
            <text:p text:style-name="P9">BAL</text:p>
          </table:table-cell>
          <table:table-cell table:style-name="Table1.A2" office:value-type="string">
            <text:p text:style-name="P9">PBal()</text:p>
          </table:table-cell>
          <table:table-cell table:style-name="Table1.C2" office:value-type="string">
            <text:p text:style-name="P9">Bal()</text:p>
          </table:table-cell>
        </table:table-row>
      </table:table>
      <text:p text:style-name="P2"/>
      <text:p text:style-name="P3">This was accomplished by editing the function names in the fdef.h and the fxpattrn.ri files. <text:s/>The main issue was determining the best lexical pattern to use so that they are consitant with Unicon's function calls, but independent enough to avoid confussion. <text:s/>It was decided to use a capital letter at the <text:soft-page-break/>beginning of the lexeme to separate the pattern functions from the string scanning functions. <text:s/><text:span text:style-name="T2">Some function names were changed entirely, due to conflicts with existing Unicon function calls.</text:span></text:p>
      <text:p text:style-name="P3"/>
      <text:p text:style-name="P4">The cursor location system the Gaikaiwari's pattern matching was using was inconsistent with the Unicon's indexing system for the cursor location in strings. <text:s/>The pattern matching system was based upon the SNOBOL4 system which is as follows, with the vertical lines representing the cursor positions.</text:p>
      <text:p text:style-name="P4"/>
      <text:p text:style-name="P18"><text:s text:c="2"/>RPOS <text:s text:c="5"/>6 <text:s text:c="2"/>5 <text:s text:c="2"/>4 <text:s text:c="2"/>3 <text:s text:c="2"/>2 <text:s text:c="2"/>1 <text:s text:c="2"/>0</text:p>
      <text:p text:style-name="P18"><text:s text:c="12"/>| U | n | i | c | o | n |</text:p>
      <text:p text:style-name="P18"><text:s text:c="2"/>POS <text:s text:c="6"/>1 <text:s text:c="2"/>2 <text:s text:c="2"/>3 <text:s text:c="2"/>4 <text:s text:c="2"/>5 <text:s text:c="2"/>6 <text:s text:c="2"/>7</text:p>
      <text:p text:style-name="P4"/>
      <text:p text:style-name="P4">This was revised to match Unicon's system which is as follows:</text:p>
      <text:p text:style-name="P4"/>
      <text:p text:style-name="P18"><text:s text:c="2"/>RPOS <text:s text:c="4"/>-6 <text:s/>-5 <text:s/>-4 <text:s/>-3 <text:s/>-2 <text:s/>-1 <text:s text:c="2"/>0</text:p>
      <text:p text:style-name="P18"><text:s text:c="12"/>| U | n | i | c | o | n |</text:p>
      <text:p text:style-name="P18"><text:s text:c="2"/>POS <text:s text:c="6"/>1 <text:s text:c="2"/>2 <text:s text:c="2"/>3 <text:s text:c="2"/>4 <text:s text:c="2"/>5 <text:s text:c="2"/>6 <text:s text:c="2"/>7</text:p>
      <text:p text:style-name="P5"/>
      <text:p text:style-name="P7">The pattern matching concatenation operator '&amp;&amp;' was not lexically consistent with Unicon's concatenation operators '||' and '|||'. <text:s/>It was decided to use the string concatenation operator, but this meant that the concatenation operator had to be revised to recognize and accept a pattern for concatenation. <text:s/>Then it had to call the pattern concatenation operation instead of performing the string concatenation. <text:s/><text:span text:style-name="T3">A pattern is an ordered set of patterns, strings and csets. <text:s/>Therefore the string concatenation function must recognize when a pattern or cset is used on either side of the operator. <text:s/>This was achieved by editing the initialization section of the runtime function definition to include checks for patterns and csets as follows:</text:span></text:p>
      <text:p text:style-name="P7"/>
      <text:p text:style-name="P19">declare {</text:p>
      <text:p text:style-name="P19"><text:s text:c="6"/>int use_trap = 0;</text:p>
      <text:p text:style-name="P19"><text:s text:c="6"/>}</text:p>
      <text:p text:style-name="P19"/>
      <text:p text:style-name="P19"><text:s text:c="3"/>if is:pattern(x) then {</text:p>
      <text:p text:style-name="P19"><text:s text:c="6"/>inline {</text:p>
      <text:p text:style-name="P19"><text:s text:c="9"/>use_trap = 1;</text:p>
      <text:p text:style-name="P19"><text:s text:c="9"/>}</text:p>
      <text:p text:style-name="P19"><text:s text:c="6"/>abstract {</text:p>
      <text:p text:style-name="P19"><text:s text:c="9"/>return pattern;</text:p>
      <text:p text:style-name="P19"><text:s text:c="9"/>}</text:p>
      <text:p text:style-name="P19"><text:s text:c="6"/>}</text:p>
      <text:p text:style-name="P19"><text:s text:c="3"/>else if is:pattern(y) then {</text:p>
      <text:p text:style-name="P19"><text:s text:c="6"/>inline {</text:p>
      <text:p text:style-name="P19"><text:s text:c="9"/>use_trap = 1;</text:p>
      <text:p text:style-name="P19"><text:s text:c="9"/>}</text:p>
      <text:p text:style-name="P19"><text:s text:c="6"/>abstract {</text:p>
      <text:p text:style-name="P19"><text:s text:c="9"/>return pattern;</text:p>
      <text:p text:style-name="P19"><text:s text:c="9"/>}</text:p>
      <text:p text:style-name="P19"><text:s text:c="6"/>}</text:p>
      <text:p text:style-name="P19"><text:s text:c="3"/>else if is:cset(x) then {</text:p>
      <text:p text:style-name="P19"><text:s text:c="6"/>inline {</text:p>
      <text:p text:style-name="P19"><text:s text:c="9"/>use_trap = 1;</text:p>
      <text:p text:style-name="P19"><text:s text:c="9"/>}</text:p>
      <text:p text:style-name="P19"><text:s text:c="6"/>abstract {</text:p>
      <text:p text:style-name="P19"><text:soft-page-break/><text:s text:c="9"/>return pattern;</text:p>
      <text:p text:style-name="P19"><text:s text:c="9"/>}</text:p>
      <text:p text:style-name="P19"><text:s text:c="6"/>}</text:p>
      <text:p text:style-name="P19"><text:s text:c="3"/>else if is:cset(y) then {</text:p>
      <text:p text:style-name="P19"><text:s text:c="6"/>inline {</text:p>
      <text:p text:style-name="P19"><text:s text:c="9"/>use_trap = 1;</text:p>
      <text:p text:style-name="P19"><text:s text:c="9"/>}</text:p>
      <text:p text:style-name="P19"><text:s text:c="6"/>abstract {</text:p>
      <text:p text:style-name="P19"><text:s text:c="9"/>return pattern;</text:p>
      <text:p text:style-name="P19"><text:s text:c="9"/>}</text:p>
      <text:p text:style-name="P19"><text:s text:c="6"/>}</text:p>
      <text:p text:style-name="P19"><text:s text:c="3"/>else {</text:p>
      <text:p text:style-name="P19"><text:s text:c="6"/>if !cnv:string(x) then</text:p>
      <text:p text:style-name="P19"><text:s text:c="6"/>runerr(103, x)</text:p>
      <text:p text:style-name="P19"><text:s text:c="6"/>if !cnv:string(y) then</text:p>
      <text:p text:style-name="P19"><text:s text:c="6"/>runerr(103, y)</text:p>
      <text:p text:style-name="P19"><text:s text:c="6"/>}</text:p>
      <text:p text:style-name="P15"/>
      <text:p text:style-name="P22">If a pattern or cset if identified in the above code, then the body of the function will know to return a pattern, and execute the following code:</text:p>
      <text:p text:style-name="P15"/>
      <text:p text:style-name="P15"/>
      <text:p text:style-name="P23"><text:span text:style-name="T6">body {<text:line-break/><text:tab/>if (use_trap == 1) {<text:line-break/><text:tab/><text:tab/>union block *bp;<text:line-break/><text:tab/><text:tab/>/* convert strings to pattern blocks */<text:line-break/><text:tab/><text:tab/>struct b_pattern *lp;<text:line-break/><text:tab/><text:tab/>struct b_pattern *rp;<text:line-break/><text:tab/><text:tab/>struct b_pelem *pe;<text:line-break/><text:tab/><text:tab/>type_case x of {<text:line-break/><text:tab/><text:tab/>string:<text:line-break/><text:tab/><text:tab/><text:tab/>cnv_str_pattern(&amp;x,&amp;x);<text:line-break/><text:tab/><text:tab/>cset:<text:line-break/><text:tab/><text:tab/><text:tab/>cnv_cset_pattern(&amp;x,&amp;x);<text:line-break/><text:tab/><text:tab/>pattern: {<text:line-break/><text:tab/><text:tab/><text:tab/>}<text:line-break/><text:tab/><text:tab/>default:{<text:line-break/><text:tab/><text:tab/><text:tab/>runerr(127);<text:line-break/><text:tab/><text:tab/><text:tab/>}<text:line-break/><text:tab/><text:tab/>}<text:line-break/><text:tab/>type_case y of {<text:line-break/><text:tab/><text:tab/>string:<text:line-break/><text:tab/><text:tab/><text:tab/>cnv_str_pattern(&amp;y,&amp;y);<text:line-break/><text:tab/><text:tab/>cset:<text:line-break/><text:tab/><text:tab/><text:tab/>cnv_cset_pattern(&amp;y,&amp;y);<text:line-break/><text:tab/><text:tab/>pattern: {<text:line-break/><text:tab/><text:tab/><text:tab/>}<text:line-break/><text:tab/><text:tab/>default:{<text:line-break/><text:tab/><text:tab/><text:tab/>runerr(127);<text:line-break/><text:tab/><text:tab/><text:tab/>}<text:line-break/><text:tab/><text:tab/>}<text:line-break/><text:tab/>lp = (struct b_pattern *)BlkLoc(x);<text:line-break/></text:span><text:soft-page-break/><text:span text:style-name="T6"><text:tab/>rp = (struct b_pattern *)BlkLoc(y);<text:line-break/><text:tab/>/* perform concatenation in patterns */<text:line-break/><text:tab/>pe = Concat(Copy((struct b_pelem *)lp-&gt;pe), </text:span></text:p>
      <text:p text:style-name="P20"><text:tab/><text:tab/><text:tab/> Copy((struct b_pelem *)rp-&gt;pe), rp-&gt;stck_size);<text:line-break/><text:tab/>bp = pattern_make_pelem(lp-&gt;stck_size + rp-&gt;stck_size,pe);<text:line-break/><text:tab/>return pattern(bp);<text:line-break/><text:tab/>}<text:line-break/><text:tab/>else {…</text:p>
      <text:p text:style-name="P6"/>
      <text:p text:style-name="P8">This body of code converts the input into the pattern type and executes the pattern concatenation operation and returns a pattern.</text:p>
      <text:p text:style-name="P8"/>
      <text:p text:style-name="P8">The final stage in this project is making it possible to use string scanning function calls from a pattern match. <text:s/>It was discoved that the unevaluated function call cannot handle multi depth function calls like <text:span text:style-name="T4">'tab(upto('c'))'</text:span>. <text:s/><text:span text:style-name="T5">When an unevaluated function was called in a pattern, the emit_code_for_uneval procedure was called <text:s/>which is located the tree.icn file and is in the following Unicon Code.</text:span></text:p>
      <text:p text:style-name="P13"/>
      <text:p text:style-name="P16">procedure emit_code_for_uneval(funcname)</text:p>
      <text:p text:style-name="P16"><text:s text:c="3"/>L := []</text:p>
      <text:p text:style-name="P16"><text:s text:c="3"/>tab(many("`"))</text:p>
      <text:p text:style-name="P16"><text:s text:c="3"/>temp := tab(upto("(.")) </text:p>
      <text:p text:style-name="P16"><text:s text:c="3"/>if \temp == "\\" then temp := "\\\\"</text:p>
      <text:p text:style-name="P16"><text:s text:c="3"/>put(L,\temp)</text:p>
      <text:p text:style-name="P16"><text:s text:c="3"/>while tab(upto(&amp;letters)) do {</text:p>
      <text:p text:style-name="P16"><text:s text:c="6"/>temp := tab(many(&amp;letters))</text:p>
      <text:p text:style-name="P16"><text:s text:c="6"/>put(L,temp)</text:p>
      <text:p text:style-name="P16"><text:s text:c="6"/>}</text:p>
      <text:p text:style-name="P16"><text:s text:c="3"/>writes(yyout,funcname, "(")</text:p>
      <text:p text:style-name="P16"><text:s text:c="3"/>writes(yyout, "[")</text:p>
      <text:p text:style-name="P16"><text:s text:c="3"/>every temp := !L\ (*L -1) do {</text:p>
      <text:p text:style-name="P16"><text:s text:c="6"/>writes(yyout, "\"", temp,"\",")</text:p>
      <text:p text:style-name="P16"><text:s text:c="6"/>}</text:p>
      <text:p text:style-name="P16"><text:s text:c="3"/>writes(yyout, "\"", L[*L], "\"")</text:p>
      <text:p text:style-name="P16"><text:s text:c="3"/>writes(yyout, "])")</text:p>
      <text:p text:style-name="P16"><text:s text:c="3"/>return</text:p>
      <text:p text:style-name="P16">end</text:p>
      <text:p text:style-name="P17"/>
      <text:p text:style-name="P24">This procedure does not have a recursive call for when a function call is made within a function call. <text:s/>To mittigate this, I revised the procedure as follows and added a recursively called function for handle function calls within function calls.</text:p>
      <text:p text:style-name="P12"/>
      <text:p text:style-name="P16">#revised procedure</text:p>
      <text:p text:style-name="P16">procedure emit_code_for_uneval(funcname)</text:p>
      <text:p text:style-name="P16"><text:s text:c="3"/>L := []</text:p>
      <text:p text:style-name="P16"><text:s text:c="3"/>tab(many("`"))</text:p>
      <text:p text:style-name="P16"><text:s text:c="3"/>temp := tab(upto("(.")) </text:p>
      <text:p text:style-name="P16"><text:s text:c="3"/>if \temp == "\\" then temp := "\\\\"</text:p>
      <text:p text:style-name="P16"><text:s text:c="3"/>put(L, \temp)</text:p>
      <text:p text:style-name="P16"><text:s text:c="3"/>List := L</text:p>
      <text:p text:style-name="P16"><text:s text:c="3"/>while tab(upto(&amp;letters ++ &amp;digits ++ '\'\"')) do {</text:p>
      <text:p text:style-name="P16"><text:s text:c="6"/>temp := tab(many(&amp;letters ++ &amp;digits ++ '\'\"'))</text:p>
      <text:p text:style-name="P16"><text:s text:c="6"/>if proc(temp) then {</text:p>
      <text:p text:style-name="P16"><text:tab/> L1 := []</text:p>
      <text:p text:style-name="P16"><text:soft-page-break/><text:tab/> put(L1, temp)</text:p>
      <text:p text:style-name="P16"><text:tab/> put(List, L1)</text:p>
      <text:p text:style-name="P16"><text:tab/> List := L1</text:p>
      <text:p text:style-name="P16"><text:tab/> } </text:p>
      <text:p text:style-name="P16"><text:s text:c="6"/>else {</text:p>
      <text:p text:style-name="P16"><text:tab/> put(List, temp)</text:p>
      <text:p text:style-name="P16"><text:tab/> }</text:p>
      <text:p text:style-name="P16"><text:s text:c="6"/>}</text:p>
      <text:p text:style-name="P16"><text:s text:c="3"/>#L := List</text:p>
      <text:p text:style-name="P16"><text:s text:c="3"/>writes(yyout, funcname, "(")</text:p>
      <text:p text:style-name="P16"><text:s text:c="3"/>write(funcname || "(")</text:p>
      <text:p text:style-name="P16"><text:s text:c="3"/>writes_code_for_uneval(L)</text:p>
      <text:p text:style-name="P16"><text:s text:c="3"/>writes(yyout, ")")</text:p>
      <text:p text:style-name="P16"><text:s text:c="3"/>write(")")</text:p>
      <text:p text:style-name="P16"><text:s text:c="3"/>return</text:p>
      <text:p text:style-name="P16">end</text:p>
      <text:p text:style-name="P16"/>
      <text:p text:style-name="P16">#added procedure</text:p>
      <text:p text:style-name="P16">procedure writes_code_for_uneval(L)</text:p>
      <text:p text:style-name="P16"><text:s text:c="3"/>writes(yyout, "[")</text:p>
      <text:p text:style-name="P16"><text:s text:c="3"/>write("[")</text:p>
      <text:p text:style-name="P16"><text:s text:c="3"/>every temp := !L\ (*L -1) do {</text:p>
      <text:p text:style-name="P16"><text:s text:c="6"/>if type(temp) == "list" then {</text:p>
      <text:p text:style-name="P16"><text:tab/> writes_code_for_uneval(temp)</text:p>
      <text:p text:style-name="P16"><text:tab/> } else {</text:p>
      <text:p text:style-name="P16"><text:tab/> writes(yyout, "\"", temp,"\",")</text:p>
      <text:p text:style-name="P16"><text:tab/> write("\"", temp,"\",")</text:p>
      <text:p text:style-name="P16"><text:tab/> }</text:p>
      <text:p text:style-name="P16"><text:s text:c="6"/>}</text:p>
      <text:p text:style-name="P16"><text:s text:c="3"/>if type(L[*L]) == "list" then {</text:p>
      <text:p text:style-name="P16"><text:s text:c="6"/>writes_code_for_uneval(L[*L])</text:p>
      <text:p text:style-name="P16"><text:s text:c="6"/>}</text:p>
      <text:p text:style-name="P16"><text:s text:c="3"/>else {</text:p>
      <text:p text:style-name="P16"><text:s text:c="6"/>writes(yyout, "\"", L[*L], "\"")</text:p>
      <text:p text:style-name="P16"><text:s text:c="6"/>write("\"", L[*L], "\"")</text:p>
      <text:p text:style-name="P16"><text:s text:c="6"/>}</text:p>
      <text:p text:style-name="P16"><text:s text:c="3"/>writes(yyout, "]")</text:p>
      <text:p text:style-name="P16"><text:s text:c="3"/>write("]")</text:p>
      <text:p text:style-name="P16"><text:s text:c="3"/>return</text:p>
      <text:p text:style-name="P16">end</text:p>
      <text:p text:style-name="P16"/>
      <text:p text:style-name="P26">These procedures generate a list of lists encoding the any function call along with any function call that may reside within it. <text:s/>This list is used when the pattern gets evaluated at runtime. <text:s text:c="2"/><text:span text:style-name="T7">A recursive function called ResolveList was added so ResolveReferences would be able to handle these lists of lists.</text:span></text:p>
      <text:p text:style-name="P26"/>
      <text:p text:style-name="P21">struct b_list *ResolveList(struct b_list *lp)</text:p>
      <text:p text:style-name="P21">{</text:p>
      <text:p text:style-name="P21"><text:tab/>struct descrip proc;</text:p>
      <text:p text:style-name="P21"><text:tab/>struct descrip var;</text:p>
      <text:p text:style-name="P21"><text:tab/>tended struct b_lelem *elsrc;</text:p>
      <text:p text:style-name="P21"><text:tab/>tended struct b_lelem *eldest;</text:p>
      <text:p text:style-name="P21"><text:tab/>int i, nargs;</text:p>
      <text:p text:style-name="P21"><text:tab/>tended struct b_list *lpsrc;</text:p>
      <text:p text:style-name="P21"><text:tab/>tended struct b_list *lpdest;</text:p>
      <text:p text:style-name="P21"><text:soft-page-break/><text:tab/>struct b_list *lptemp;</text:p>
      <text:p text:style-name="P21"><text:tab/>lpsrc = lp;</text:p>
      <text:p text:style-name="P21"><text:tab/>lpdest = alclist(lpsrc-&gt;size,lpsrc-&gt;size);</text:p>
      <text:p text:style-name="P21"><text:tab/>nargs = lpsrc-&gt;size -1;</text:p>
      <text:p text:style-name="P21"><text:tab/>elsrc = (struct b_lelem *)lpsrc-&gt;listhead;</text:p>
      <text:p text:style-name="P21"><text:tab/>proc.dword = D_Proc;</text:p>
      <text:p text:style-name="P21"><text:tab/>BlkLoc(proc)= (union block *)strprc(&amp;elsrc-&gt;lslots[0],nargs);</text:p>
      <text:p text:style-name="P21"><text:tab/>if (BlkLoc(proc) == NULL) {</text:p>
      <text:p text:style-name="P21"><text:tab/><text:tab/>fprintf(stdout, "Unable to find proc");</text:p>
      <text:p text:style-name="P21"><text:tab/><text:tab/>fatalerr(0, NULL);</text:p>
      <text:p text:style-name="P21"><text:tab/><text:tab/>}</text:p>
      <text:p text:style-name="P21"><text:tab/>eldest = (struct b_lelem *)lpdest-&gt;listhead;</text:p>
      <text:p text:style-name="P21"><text:tab/>eldest-&gt;lslots[0] = proc;</text:p>
      <text:p text:style-name="P21"><text:tab/>for (; BlkType(elsrc) == T_Lelem; </text:p>
      <text:p text:style-name="P21"><text:tab/><text:tab/> <text:s/>elsrc = (struct b_lelem *)elsrc-&gt;listnext) {</text:p>
      <text:p text:style-name="P21"><text:tab/><text:tab/>for (i = 1; i &lt; elsrc-&gt;nused; i++) {</text:p>
      <text:p text:style-name="P21"><text:tab/><text:tab/><text:tab/>tended char * varname;</text:p>
      <text:p text:style-name="P21"><text:tab/><text:tab/><text:tab/>struct descrip parm;</text:p>
      <text:p text:style-name="P21"><text:tab/><text:tab/><text:tab/>if (is:string(elsrc-&gt;lslots[i])) {</text:p>
      <text:p text:style-name="P21"><text:tab/><text:tab/><text:tab/><text:tab/>cnv:C_string(elsrc-&gt;lslots[i], varname);</text:p>
      <text:p text:style-name="P21"><text:tab/><text:tab/><text:tab/><text:tab/>if ((StrLen(elsrc-&gt;lslots[i])&gt;0) </text:p>
      <text:p text:style-name="P21"><text:tab/><text:tab/><text:tab/><text:tab/><text:tab/><text:tab/>&amp;&amp; (strcspn(varname, "\'") == 0)) {</text:p>
      <text:p text:style-name="P21"><text:tab/> <text:s text:c="6"/><text:tab/><text:tab/><text:tab/>/* drop the single quotes, </text:p>
      <text:p text:style-name="P21"><text:tab/><text:tab/><text:tab/><text:tab/><text:tab/>but pass string as a cset */</text:p>
      <text:p text:style-name="P21"><text:tab/> <text:s text:c="6"/><text:tab/><text:tab/><text:tab/>StrLoc(elsrc-&gt;lslots[i]) = </text:p>
      <text:p text:style-name="P21"><text:tab/><text:tab/><text:tab/><text:tab/><text:tab/><text:tab/>StrLoc(elsrc-&gt;lslots[i]) + 1;</text:p>
      <text:p text:style-name="P21"><text:tab/> <text:s text:c="6"/><text:tab/><text:tab/><text:tab/>StrLen(elsrc-&gt;lslots[i]) = </text:p>
      <text:p text:style-name="P21"><text:tab/><text:tab/><text:tab/><text:tab/><text:tab/><text:tab/>StrLen(elsrc-&gt;lslots[i]) - 2;</text:p>
      <text:p text:style-name="P21"><text:tab/> <text:s text:c="6"/><text:tab/><text:tab/><text:tab/>cnv:cset(elsrc-&gt;lslots[i], elsrc-&gt;lslots[i]);</text:p>
      <text:p text:style-name="P21"><text:tab/> <text:s text:c="6"/><text:tab/><text:tab/><text:tab/>parm = elsrc-&gt;lslots[i];</text:p>
      <text:p text:style-name="P21"><text:tab/><text:tab/><text:tab/><text:tab/><text:tab/>cnv:C_string(elsrc-&gt;lslots[i], temp);</text:p>
      <text:p text:style-name="P21"><text:tab/> <text:s text:c="6"/><text:tab/><text:tab/><text:tab/>}</text:p>
      <text:p text:style-name="P21"><text:tab/><text:tab/><text:tab/><text:tab/>else if ((StrLen(elsrc-&gt;lslots[i])&gt;0) </text:p>
      <text:p text:style-name="P21"><text:tab/><text:tab/><text:tab/><text:tab/><text:tab/><text:tab/>&amp;&amp; (strcspn(varname, "\"") == 0)) {</text:p>
      <text:p text:style-name="P21"><text:tab/> <text:s text:c="6"/><text:tab/><text:tab/><text:tab/>/* drop the double quotes, </text:p>
      <text:p text:style-name="P21"><text:tab/><text:tab/><text:tab/><text:tab/><text:tab/>but pass string as a string */</text:p>
      <text:p text:style-name="P21"><text:tab/> <text:s text:c="6"/><text:tab/><text:tab/><text:tab/>StrLoc(elsrc-&gt;lslots[i]) = </text:p>
      <text:p text:style-name="P21"><text:tab/><text:tab/><text:tab/><text:tab/><text:tab/><text:tab/>StrLoc(elsrc-&gt;lslots[i]) + 1;</text:p>
      <text:p text:style-name="P21"><text:tab/><text:tab/><text:tab/><text:tab/><text:tab/>StrLen(elsrc-&gt;lslots[i]) = </text:p>
      <text:p text:style-name="P21"><text:tab/><text:tab/><text:tab/><text:tab/><text:tab/><text:tab/>StrLen(elsrc-&gt;lslots[i]) - 2;</text:p>
      <text:p text:style-name="P21"><text:tab/><text:tab/><text:tab/><text:tab/><text:tab/>cnv:string(elsrc-&gt;lslots[i], elsrc-&gt;lslots[i]);</text:p>
      <text:p text:style-name="P21"><text:tab/><text:tab/><text:tab/><text:tab/><text:tab/>parm = elsrc-&gt;lslots[i];</text:p>
      <text:p text:style-name="P21"><text:tab/><text:tab/><text:tab/><text:tab/><text:tab/>cnv:C_string(elsrc-&gt;lslots[i], temp);</text:p>
      <text:p text:style-name="P21"><text:tab/><text:tab/><text:tab/><text:tab/><text:tab/>}</text:p>
      <text:p text:style-name="P21"><text:tab/><text:tab/><text:tab/><text:tab/>else {</text:p>
      <text:p text:style-name="P21"><text:tab/><text:tab/><text:tab/><text:tab/><text:tab/>cnv:C_string(elsrc-&gt;lslots[i],varname);</text:p>
      <text:p text:style-name="P21"><text:tab/><text:tab/><text:tab/><text:tab/><text:tab/>if ( getvar(varname,&amp;parm)== Failed) {</text:p>
      <text:p text:style-name="P21"><text:tab/><text:tab/><text:tab/><text:tab/><text:tab/>VariableLookupFailed(varname);</text:p>
      <text:p text:style-name="P21"><text:tab/><text:tab/><text:tab/><text:tab/><text:tab/>}</text:p>
      <text:p text:style-name="P21"><text:tab/><text:tab/><text:tab/><text:tab/>cnv:C_string(parm, temp);</text:p>
      <text:p text:style-name="P21"><text:tab/><text:tab/><text:tab/><text:tab/>}</text:p>
      <text:p text:style-name="P21"><text:tab/><text:tab/><text:tab/>}</text:p>
      <text:p text:style-name="P21"><text:tab/><text:tab/>else if (is:list(elsrc-&gt;lslots[i])) {</text:p>
      <text:p text:style-name="P21"><text:tab/><text:tab/><text:tab/>/* recursively visit sublists*/</text:p>
      <text:p text:style-name="P21"><text:soft-page-break/><text:tab/><text:tab/><text:tab/>lptemp = (struct b_list *)BlkD(elsrc-&gt;lslots[i], List);</text:p>
      <text:p text:style-name="P21"><text:tab/><text:tab/><text:tab/>lpdest = ResolveList(lptemp);</text:p>
      <text:p text:style-name="P21"><text:tab/><text:tab/><text:tab/>}</text:p>
      <text:p text:style-name="P21"><text:tab/><text:tab/>else { /* cset, integer constant, ... */</text:p>
      <text:p text:style-name="P21"><text:tab/><text:tab/><text:tab/>parm = elsrc-&gt;lslots[i];</text:p>
      <text:p text:style-name="P21"><text:tab/><text:tab/><text:tab/>}</text:p>
      <text:p text:style-name="P21"><text:tab/><text:tab/>eldest-&gt;lslots[i] = parm;</text:p>
      <text:p text:style-name="P21"><text:tab/><text:tab/>}</text:p>
      <text:p text:style-name="P21"><text:tab/>}</text:p>
      <text:p text:style-name="P21"><text:s text:c="3"/>return lpdest;</text:p>
      <text:p text:style-name="P21">}</text:p>
      <text:p text:style-name="P25"/>
      <text:p text:style-name="P26">From our tests, it appears the information from these lists are being passed <text:span text:style-name="T7">properly,</text:span> but for some reason they are not being <text:span text:style-name="T7">applied to the pattern resulting in a failure in the pattern match.</text:span> <text:s/></text:p>
      <text:p text:style-name="P25"/>
      <text:p text:style-name="P25">It was my goal to have this <text:span text:style-name="T7">faze of the integration completed by the end of this semester, but was hampered by an excessively large project in Compiler Design that consumed too much of my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3:51:01.543000000</meta:creation-date>
    <dc:date>2014-12-14T16:32:21.674391680</dc:date>
    <meta:editing-duration>PT1H11M35S</meta:editing-duration>
    <meta:editing-cycles>3</meta:editing-cycles>
    <meta:generator>LibreOffice/4.2.7.2$Linux_X86_64 LibreOffice_project/420m0$Build-2</meta:generator>
    <meta:document-statistic meta:table-count="1" meta:image-count="0" meta:object-count="0" meta:page-count="8" meta:paragraph-count="263" meta:word-count="1456" meta:character-count="10432" meta:non-whitespace-character-count="8190"/>
  </office:meta>
</office:document-meta>
</file>